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How to Fix: Install Tesseract OCR Engine (Windows)</text:h>
      <text:p text:style-name="Text_20_body">Here’s a <text:span text:style-name="Strong_20_Emphasis">step-by-step guide</text:span> to fix it:</text:p>
      <text:p text:style-name="Horizontal_20_Line"/>
      <text:h text:style-name="Heading_20_3" text:outline-level="3">🔽 Step 1: Download and Install Tesseract</text:h>
      <text:list xml:id="list1673803915" text:style-name="L1">
        <text:list-item>
          <text:p text:style-name="P1">Go to the official release page:<text:line-break/>👉 <text:a xlink:type="simple" xlink:href="https://github.com/UB-Mannheim/tesseract/wiki" office:target-frame-name="_new" xlink:show="replace" text:style-name="Internet_20_link" text:visited-style-name="Visited_20_Internet_20_Link">https://github.com/UB-Mannheim/tesseract/wiki</text:a></text:p>
        </text:list-item>
        <text:list-item>
          <text:p text:style-name="P1">Download the latest <text:span text:style-name="Source_20_Text">.exe</text:span> installer (e.g. <text:span text:style-name="Source_20_Text">tesseract-ocr-w64-setup-5.3.1.20230401.exe</text:span>)</text:p>
        </text:list-item>
        <text:list-item>
          <text:p text:style-name="P1">Run the installer and install it to:</text:p>
        </text:list-item>
      </text:list>
      <text:p text:style-name="Standard">C:\Program Files\Tesseract-OCR</text:p>
      <text:p text:style-name="Standard"/>
      <text:p text:style-name="Quotations">Make sure the option <text:span text:style-name="Strong_20_Emphasis">“Add Tesseract to PATH”</text:span> is <text:span text:style-name="Strong_20_Emphasis">checked during installation</text:span>.</text:p>
      <text:p text:style-name="Horizontal_20_Line"/>
      <text:h text:style-name="Heading_20_3" text:outline-level="3">🔁 Step 2: Restart your Terminal or IDE</text:h>
      <text:p text:style-name="Text_20_body">After installing, <text:span text:style-name="Strong_20_Emphasis">close and reopen</text:span>:</text:p>
      <text:list xml:id="list2903130638" text:style-name="L2">
        <text:list-item>
          <text:p text:style-name="P2">CMD / PowerShell</text:p>
        </text:list-item>
        <text:list-item>
          <text:p text:style-name="P2">VS Code / PyCharm / Jupyter, etc.</text:p>
        </text:list-item>
      </text:list>
      <text:p text:style-name="Horizontal_20_Line"/>
      <text:h text:style-name="Heading_20_3" text:outline-level="3">✅ Step 3: Add manually (if not added automatically to PATH)</text:h>
      <text:p text:style-name="Text_20_body">If it's still not working, <text:span text:style-name="Strong_20_Emphasis">manually add it</text:span> to your PATH:</text:p>
      <text:list xml:id="list2645734260" text:style-name="L3">
        <text:list-item>
          <text:p text:style-name="P3">Press <text:span text:style-name="Source_20_Text">Windows + S</text:span>, type <text:span text:style-name="Strong_20_Emphasis">Environment Variables</text:span></text:p>
        </text:list-item>
        <text:list-item>
          <text:p text:style-name="P3">Click <text:span text:style-name="Strong_20_Emphasis">Edit the system environment variables</text:span></text:p>
        </text:list-item>
        <text:list-item>
          <text:p text:style-name="P3">Click <text:span text:style-name="Strong_20_Emphasis">Environment Variables</text:span></text:p>
        </text:list-item>
        <text:list-item>
          <text:p text:style-name="P3">Under <text:span text:style-name="Strong_20_Emphasis">System Variables</text:span>, find and double-click <text:span text:style-name="Source_20_Text">Path</text:span></text:p>
        </text:list-item>
        <text:list-item>
          <text:p text:style-name="P3">Click <text:span text:style-name="Strong_20_Emphasis">New</text:span> and add:</text:p>
        </text:list-item>
      </text:list>
      <text:p text:style-name="Standard">C:\Program Files\Tesseract-OCR</text:p>
      <text:p text:style-name="Standard"/>
      <text:h text:style-name="Heading_20_3" text:outline-level="3">Step 4: Test from CMD</text:h>
      <text:p text:style-name="Text_20_body">Open a <text:span text:style-name="Strong_20_Emphasis">new Command Prompt</text:span> and run:</text:p>
      <text:p text:style-name="Standard">tesseract -v</text:p>
      <text:p text:style-name="Standard"/>
      <text:p text:style-name="Standard"/>
      <text:p text:style-name="Standard"/>
      <text:p text:style-name="Standard">You should see version info like:</text:p>
      <text:p text:style-name="Standard"><text:soft-page-break/></text:p>
      <text:p text:style-name="Standard">tesseract v5.3.1.2023040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7T13:34:54.082491632</meta:creation-date>
    <dc:date>2025-07-07T19:45:17.898701601</dc:date>
    <meta:editing-duration>PT3S</meta:editing-duration>
    <meta:editing-cycles>1</meta:editing-cycles>
    <meta:document-statistic meta:table-count="0" meta:image-count="0" meta:object-count="0" meta:page-count="2" meta:paragraph-count="25" meta:word-count="164" meta:character-count="1024" meta:non-whitespace-character-count="895"/>
    <meta:generator>LibreOffice/6.4.7.2$Linux_X86_64 LibreOffice_project/40$Build-2</meta:generator>
  </office:meta>
</office:document-meta>
</file>